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30">
      <style:table-cell-properties fo:background-color="transparen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6.47347222222222cm" style:use-optimal-column-width="true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3.91583333333333cm" style:use-optimal-column-width="true"/>
    </style:style>
    <style:style style:name="co6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6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3">
            <text:p>Date Collected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Specific Location Notes</text:p>
          </table:table-cell>
          <table:table-cell office:value-type="string" table:style-name="ce2">
            <text:p>Colony ID</text:p>
          </table:table-cell>
          <table:table-cell office:value-type="string" table:style-name="ce2">
            <text:p>Nest Shape</text:p>
          </table:table-cell>
          <table:table-cell office:value-type="string" table:style-name="ce2">
            <text:p>Colony Size</text:p>
          </table:table-cell>
          <table:table-cell office:value-type="string" table:style-name="ce2">
            <text:p>Number Brood</text:p>
          </table:table-cell>
          <table:table-cell office:value-type="string" table:style-name="ce2">
            <text:p>Date Video Recorde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5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lover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8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5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9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8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5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lover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8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5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ircle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8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6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ircle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9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6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9 October 2020</text:p>
          </table:table-cell>
          <table:table-cell office:value-type="string" table:style-name="ce2">
            <text:p>Did not start quickly enough, food began to come back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6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ircle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9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6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lover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9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3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9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26 October 2020</text:p>
          </table:table-cell>
          <table:table-cell office:value-type="string" table:style-name="ce2">
            <text:p>workers escaped in the incubator but retrieved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23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26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3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clover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26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6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9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29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6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29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6 Octo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circle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29 Octo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6 Octo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Near Kerckhoff hall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9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8 November 2020</text:p>
          </table:table-cell>
          <table:table-cell office:value-type="string" table:style-name="ce2">
            <text:p>some males removed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5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Near Kerckhoff hall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big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8 November 2020</text:p>
          </table:table-cell>
          <table:table-cell office:value-type="string" table:style-name="ce2">
            <text:p>couldn’t start quickly because disk got full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5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Near Kerckhoff hall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clover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8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5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Near Kerckhoff hall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circle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8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10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Pavement outside Botanical Garden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big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13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10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Pavement outside Botanical Garden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9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13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10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Pavement outside Botanical Garden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big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13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11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Pavement outside Botanical Garden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ircle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14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11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Pavement outside Botanical Garden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lover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14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0 Novem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9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23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0 November 2020</text:p>
          </table:table-cell>
          <table:table-cell office:value-type="string" table:style-name="ce2">
            <text:p>Temescal</text:p>
          </table:table-cell>
          <table:table-cell office:value-type="string" table:style-name="ce2">
            <text:p>Trash can near sign in parking lot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23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3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Kerkhoff hall near bruinwalk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9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25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3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Kerkhoff hall near bruinwalk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big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25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3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Kerkhoff hall near bruinwalk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lover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25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3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Kerkhoff hall near bruinwalk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ircle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25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3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Kerkhoff hall near bruinwalk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clover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25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3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Kerkhoff hall near bruinwalk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ircle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25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3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Kerkhoff hall near bruinwalk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clover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25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23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Kerkhoff hall near bruinwalk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circle</text:p>
          </table:table-cell>
          <table:table-cell office:value-type="float" office:value="111" table:style-name="ce2">
            <text:p>1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25 November 20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30 Nov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Pavement outside Botanical Garden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9 circle</text:p>
          </table:table-cell>
          <table:table-cell office:value-type="float" office:value="1000" table:style-name="ce2">
            <text:p>1000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3 December 2020</text:p>
          </table:table-cell>
          <table:table-cell office:value-type="string" table:style-name="ce2">
            <text:p>Die-off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3 December 2020</text:p>
          </table:table-cell>
          <table:table-cell office:value-type="string" table:style-name="ce2">
            <text:p>UCLA</text:p>
          </table:table-cell>
          <table:table-cell office:value-type="string" table:style-name="ce2">
            <text:p>Pavement outside Botanical Garden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9 circle</text:p>
          </table:table-cell>
          <table:table-cell office:value-type="float" office:value="1000" table:style-name="ce2">
            <text:p>100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6 December 202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dc:creator>nitik</dc:creator>
    <meta:creation-date>2020-10-09T11:30:39Z</meta:creation-date>
    <dc:date>2022-07-11T07:36:10Z</dc:date>
    <meta:editing-cycles>14</meta:editing-cycles>
    <meta:editing-duration>PT24431S</meta:editing-duration>
  </office:meta>
</office:document-meta>
</file>